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C00000133DA942E3E.png" manifest:media-type="image/png"/>
  <manifest:file-entry manifest:full-path="Pictures/100000000000030900000272A56B898D.png" manifest:media-type="image/png"/>
  <manifest:file-entry manifest:full-path="Pictures/100000000000016F000001CD044C9B7B.jpg" manifest:media-type="image/jpe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redes-title">
      <style:graphic-properties draw:stroke="solid" svg:stroke-color="#ad4251" draw:fill="solid" draw:fill-color="#ad4251" draw:opacity="1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%" loext:decorative="false"/>
      <style:paragraph-properties style:writing-mode="lr-tb"/>
    </style:style>
    <style:style style:name="pr2" style:family="presentation" style:parent-style-name="red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slid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slide-outline1" style:list-style-name="L2">
      <style:graphic-properties draw:auto-grow-height="true" fo:min-height="10.154cm" loext:decorative="false"/>
      <style:paragraph-properties style:writing-mode="lr-tb"/>
    </style:style>
    <style:style style:name="pr5" style:family="presentation" style:parent-style-name="slid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lide-outline1">
      <style:graphic-properties draw:auto-grow-height="true" fo:min-height="15.988cm" loext:decorative="false"/>
      <style:paragraph-properties style:writing-mode="lr-tb"/>
    </style:style>
    <style:style style:name="pr7" style:family="presentation" style:parent-style-name="slide-outline1">
      <style:graphic-properties draw:auto-grow-height="true" fo:min-height="16.567cm" loext:decorative="false"/>
      <style:paragraph-properties style:writing-mode="lr-tb"/>
    </style:style>
    <style:style style:name="pr8" style:family="presentation" style:parent-style-name="slide-outline1">
      <style:graphic-properties draw:auto-grow-height="true" fo:min-height="1.387cm" loext:decorative="false"/>
      <style:paragraph-properties style:writing-mode="lr-tb"/>
    </style:style>
    <style:style style:name="pr9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0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top" draw:auto-grow-height="true" draw:auto-grow-width="false" fo:min-height="6.472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1" style:family="presentation" style:parent-style-name="slide_5f_-title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slide_5f_-outline1">
      <style:graphic-properties draw:auto-grow-height="true" fo:min-height="1.387cm" loext:decorative="false"/>
      <style:paragraph-properties style:writing-mode="lr-tb"/>
    </style:style>
    <style:style style:name="pr13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4" style:family="presentation" style:parent-style-name="slide_5f_-notes">
      <style:graphic-properties draw:fill-color="#ffffff" draw:auto-grow-height="true" fo:min-height="13.364cm" loext:decorative="false"/>
      <style:paragraph-properties style:writing-mode="lr-tb"/>
    </style:style>
    <style:style style:name="pr15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9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6" style:family="presentation" style:parent-style-name="slide_5f_-outline1" style:list-style-name="L3">
      <style:graphic-properties draw:auto-grow-height="true" fo:min-height="12.4cm" loext:decorative="false"/>
      <style:paragraph-properties style:writing-mode="lr-tb"/>
    </style:style>
    <style:style style:name="pr17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2.176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1" style:family="paragraph">
      <style:paragraph-properties fo:margin-left="0cm" fo:margin-right="0cm" fo:line-height="100%" fo:text-indent="0cm" style:writing-mode="lr-tb"/>
      <style:text-properties fo:color="#000000" loext:opacity="100%"/>
    </style:style>
    <style:style style:name="P2" style:family="paragraph">
      <loext:graphic-properties draw:fill="solid" draw:fill-color="#ad4251" draw:opacity="10%"/>
      <style:paragraph-properties fo:margin-left="0cm" fo:margin-right="0cm" fo:line-height="100%" fo:text-indent="0cm"/>
      <style:text-properties fo:color="#000000" loext:opacity="100%" style:font-name="FreeSans" fo:font-size="40pt" fo:language="en" fo:country="US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.5cm" fo:text-indent="0cm" loext:tab-stop-distance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eed9dc" draw:opacity="100%"/>
      <style:paragraph-properties fo:margin-left="0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solid" draw:fill-color="#eed9dc" draw:opacity="100%"/>
      <style:paragraph-properties fo:margin-left="0.5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text-properties fo:color="#c9211e" loext:opacity="100%"/>
    </style:style>
    <style:style style:name="P14" style:family="paragraph">
      <style:text-properties fo:color="#c9211e" loext:opacity="100%" fo:font-size="22pt" style:font-size-asian="22pt" style:font-size-complex="22pt"/>
    </style:style>
    <style:style style:name="P15" style:family="paragraph">
      <style:paragraph-properties fo:margin-left="0cm" fo:margin-right="0cm" fo:margin-top="0cm" fo:margin-bottom="0.5cm" fo:text-indent="0cm" loext:tab-stop-distance="0cm">
        <style:tab-stops/>
      </style:paragraph-properties>
      <style:text-properties fo:font-size="22pt" style:font-size-asian="22pt" style:font-size-complex="22pt"/>
    </style:style>
    <style:style style:name="T1" style:family="text">
      <style:text-properties fo:color="#000000" loext:opacity="100%" style:font-name="FreeSans" fo:font-size="40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style:font-name="FreeMono1" fo:font-size="24pt" fo:language="es" fo:country="ES" fo:font-weight="normal" style:letter-kerning="true" style:font-name-asian="DejaVu Sans" style:font-size-asian="24pt" style:font-weight-asian="normal" style:font-name-complex="DejaVu Sans" style:font-size-complex="24pt" style:font-weight-complex="normal"/>
    </style:style>
    <style:style style:name="T7" style:family="text">
      <style:text-properties fo:color="#c9211e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font-name="Liberation Mono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use-window-font-color="true" fo:font-size="3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Distribuidos - IceGrid</presentation:footer-decl>
      <presentation:date-time-decl presentation:name="dtd1" presentation:source="fixed">Jesús Barba</presentation:date-time-decl>
      <draw:page draw:name="page1" draw:style-name="dp1" draw:master-page-name="red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7.835cm" svg:height="6cm" svg:x="5.64cm" svg:y="10.625cm" presentation:class="title" presentation:user-transformed="true">
          <draw:text-box draw:corner-radius="0.3cm">
            <text:p text:style-name="P1"><text:span text:style-name="T1">Comunicación indirecta con Apache Kafka</text:span></text:p>
          </draw:text-box>
        </draw:frame>
        <presentation:notes draw:style-name="dp2">
          <draw:page-thumbnail draw:style-name="gr1" draw:layer="layout" svg:width="15.749cm" svg:height="11.135cm" svg:x="2.62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>
          <draw:text-box>
            <text:p>Agenda<text:tab/></text:p>
          </draw:text-box>
        </draw:frame>
        <draw:frame presentation:style-name="pr4" draw:layer="layout" svg:width="25.199cm" svg:height="10.154cm" svg:x="1.399cm" svg:y="5.9cm" presentation:class="outline" presentation:user-transformed="true">
          <draw:text-box>
            <text:list text:style-name="L2">
              <text:list-item>
                <text:p>¿Qué es Kafka?</text:p>
              </text:list-item>
              <text:list-item>
                <text:p>Conceptos principales</text:p>
              </text:list-item>
              <text:list-item>
                <text:p>Instalación del broker</text:p>
              </text:list-item>
              <text:list-item>
                <text:p>Uso del broker desde CLI</text:p>
              </text:list-item>
              <text:list-item>
                <text:p>Kafka y Pyth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¿Qué es Kafka?</text:p>
          </draw:text-box>
        </draw:frame>
        <draw:frame presentation:style-name="pr6" draw:text-style-name="P5" draw:layer="layout" svg:width="25.828cm" svg:height="15.988cm" svg:x="1.399cm" svg:y="3.81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Plataforma para el streaming de eventos</text:span></text:p>
              </text:list-item>
              <text:list-item>
                <text:p><text:span text:style-name="T2">Permite el envío y recepción de eventos</text:span></text:p>
              </text:list-item>
              <text:list-item>
                <text:p><text:span text:style-name="T2">Almacena los eventos, permitiendo acceder a ellos cuando sea necesario</text:span></text:p>
              </text:list-item>
              <text:list-item>
                <text:p><text:span text:style-name="T2">Servidor: una o más instancias (brokers) que se sincronizan entre ellos</text:span></text:p>
              </text:list-item>
              <text:list-item>
                <text:p><text:span text:style-name="T2">Clientes: permiten leer, escribir o procesar flujos de eventos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Conceptos principales</text:p>
          </draw:text-box>
        </draw:frame>
        <draw:frame presentation:style-name="pr7" draw:text-style-name="P5" draw:layer="layout" svg:width="25.828cm" svg:height="16.567cm" svg:x="1.399cm" svg:y="3.813cm" presentation:class="outline" presentation:user-transformed="true">
          <draw:text-box>
            <text:list text:style-name="L3">
              <text:list-item>
                <text:p><text:span text:style-name="T3">Broker: es una instancia del servidor. Podemos tener varias que se sincronicen entre ellas.</text:span></text:p>
              </text:list-item>
              <text:list-item>
                <text:p><text:span text:style-name="T3">Productor: programa cliente que se encarga de enviar eventos.</text:span></text:p>
              </text:list-item>
              <text:list-item>
                <text:p><text:span text:style-name="T3">Consumidor: programa cliente que se encarga de recibir los eventos.</text:span></text:p>
              </text:list-item>
              <text:list-item>
                <text:p><text:span text:style-name="T3">Topic: flujo de eventos. Cada servidor podrá tener tantos topics como sean necesarios.</text:span></text:p>
              </text:list-item>
              <text:list-item>
                <text:p><text:span text:style-name="T3">Partición: División de un topic. Permite que varios consumidores lean del mismo topic a la vez sin leer el mismo evento.</text:span></text:p>
              </text:list-item>
              <text:list-item>
                <text:p text:style-name="P6"><text:span text:style-name="T3">Offset: posición de un evento dentro de una partición</text:span></text:p>
              </text:list-item>
              <text:list-item>
                <text:p><text:span text:style-name="T3">Consumer group o “grupo”: identificador lógico para agrupar consumidores. Permite que un grupo recuerde los eventos que ya ha consumido.</text:span></text:p>
              </text:list-item>
              <text:list-item>
                <text:p><text:span text:style-name="T3"><text:a xlink:href="https://softwaremill.com/kafka-visualisation/" xlink:type="simple">https://softwaremill.com/kafka-visualisation/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8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Instalamos Docker y Docker Compose</text:span></text:p>
                <text:p><text:span text:style-name="T5"/></text:p>
              </text:list-item>
            </text:list>
          </draw:text-box>
        </draw:frame>
        <draw:frame presentation:style-name="pr9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docker.io docker-compose</text:span></text:p>
              </text:list-header>
            </text:list>
          </draw:text-box>
        </draw:frame>
        <draw:frame presentation:style-name="pr8" draw:text-style-name="P5" draw:layer="layout" svg:width="25.828cm" svg:height="3.758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Creamos el fichero docker-compose.yml</text:span></text:p>
                <text:p><text:span text:style-name="T5"/></text:p>
              </text:list-item>
            </text:list>
          </draw:text-box>
        </draw:frame>
        <draw:frame presentation:style-name="pr10" draw:text-style-name="P11" draw:layer="layout" svg:width="26.194cm" svg:height="8.566cm" svg:x="0.806cm" svg:y="11.868cm" presentation:class="title" presentation:user-transformed="true">
          <draw:text-box draw:corner-radius="0.3cm">
            <text:list text:style-name="L1">
              <text:list-header>
                <text:p text:style-name="P10"><text:span text:style-name="T6"><text:line-break/></text:span><text:span text:style-name="T6">services:</text:span><text:span text:style-name="T6"><text:line-break/></text:span><text:span text:style-name="T6"> <text:s/>kafka:</text:span><text:span text:style-name="T6"><text:line-break/></text:span><text:span text:style-name="T6"> <text:s text:c="3"/>image: quay.io/ccxdev/kafka-no-zk:latest</text:span><text:span text:style-name="T6"><text:line-break/></text:span><text:span text:style-name="T6"> <text:s text:c="3"/>hostname: kafka</text:span><text:span text:style-name="T6"><text:line-break/></text:span><text:span text:style-name="T6"> <text:s text:c="3"/>ports:</text:span><text:span text:style-name="T6"><text:line-break/></text:span><text:span text:style-name="T6"> <text:s text:c="5"/>- 9092:9092</text:span><text:span text:style-name="T6"><text:line-break/></text:span><text:span text:style-name="T6"> <text:s text:c="3"/>environment:</text:span><text:span text:style-name="T6"><text:line-break/></text:span><text:span text:style-name="T6"> <text:s text:c="5"/>- KAFKA_ADVERTISED_HOST_NAME=kafka</text:span><text:span text:style-name="T6"><text:line-break/></text:span><text:span text:style-name="T6"> <text:s text:c="5"/>- KAFKA_CREATE_TOPICS=topic-name:2:1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12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Lanzamos con:</text:span></text:p>
                <text:p><text:span text:style-name="T5"/></text:p>
              </text:list-item>
            </text:list>
          </draw:text-box>
        </draw:frame>
        <draw:frame presentation:style-name="pr13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docker-compose up -d</text:span></text:p>
              </text:list-header>
            </text:list>
          </draw:text-box>
        </draw:frame>
        <draw:frame presentation:style-name="pr12" draw:text-style-name="P5" draw:layer="layout" svg:width="25.828cm" svg:height="5.596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Se lanzará el broker con un topic creado por defecto, que tendrá 2 particiones y un factor de replicación de 1 (sólo tenemos un broker)</text:span></text:p>
                <text:p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5" draw:layer="layout" svg:width="25.828cm" svg:height="4.177cm" svg:x="1.399cm" svg:y="3.813cm" presentation:class="outline" presentation:user-transformed="true">
          <draw:text-box>
            <text:list text:style-name="L3">
              <text:list-item>
                <text:p><text:span text:style-name="T5">Para interactuar con el broker deberemos escribir un cliente que produzca o consuma eventos.</text:span></text:p>
              </text:list-item>
              <text:list-item>
                <text:p><text:span text:style-name="T5">Podemos usar “kcat”: es un cliente ya implementado que nos permite interactuar con el broker desde el terminal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1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L</text:span></text:p>
              </text:list-header>
            </text:list>
          </draw:text-box>
        </draw:frame>
        <draw:frame presentation:style-name="pr12" draw:text-style-name="P5" draw:layer="layout" svg:width="25.828cm" svg:height="4.977cm" svg:x="1.399cm" svg:y="10.922cm" presentation:class="outline" presentation:user-transformed="true">
          <draw:text-box>
            <text:list text:style-name="L3">
              <text:list-item>
                <text:p text:style-name="P6"><text:span text:style-name="T5">Necesitamos conocer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Servidor: localhost:9092</text:span></text:p>
                  </text:list-item>
                  <text:list-item>
                    <text:p text:style-name="P12"><text:span text:style-name="T5">Nombre del topic: example</text:span></text:p>
                  </text:list-item>
                </text:list>
              </text:list-item>
            </text:list>
            <text:list text:style-name="L3">
              <text:list-item>
                <text:p><text:span text:style-name="T5">Imprimir la lista de brokers y topics: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8.2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kca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Producir eventos</text:span></text:p>
          </draw:text-box>
        </draw:frame>
        <draw:frame presentation:style-name="pr12" draw:text-style-name="P5" draw:layer="layout" svg:width="25.828cm" svg:height="6.596cm" svg:x="1.372cm" svg:y="9.804cm" presentation:class="outline" presentation:user-transformed="true">
          <draw:text-box>
            <text:list text:style-name="L3">
              <text:list-item>
                <text:p text:style-name="P6"><text:span text:style-name="T5">-P: producir</text:span></text:p>
              </text:list-item>
              <text:list-item>
                <text:p><text:span text:style-name="T5">-t topic-name: enviar los eventos al topic “topic-name”.</text:span></text:p>
              </text:list-item>
              <text:list-item>
                <text:p><text:span text:style-name="T5">Pulsar Control+D para enviar el evento escrito.</text:span></text:p>
              </text:list-item>
              <text:list-item>
                <text:p><text:span text:style-name="T5">Pulsar Control+D tras el último envío para terminar.</text:span></text:p>
              </text:list-item>
              <text:list-item>
                <text:p><text:span text:style-name="T5">Se puede usar “-p PARTITION” para especificar partición</text:span></text:p>
              </text:list-item>
            </text:list>
          </draw:text-box>
        </draw:frame>
        <draw:frame presentation:style-name="pr15" draw:text-style-name="P9" draw:layer="layout" svg:width="26.18cm" svg:height="2.2cm" svg:x="0.82cm" svg:y="6.3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P -t topic-name</text:span><text:span text:style-name="T6"><text:line-break/></text:span><text:span text:style-name="T6">YOUR MESSAGE HERE!!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Consumir eventos sin consumer group</text:span></text:p>
          </draw:text-box>
        </draw:frame>
        <draw:frame presentation:style-name="pr12" draw:text-style-name="P5" draw:layer="layout" svg:width="25.828cm" svg:height="10.475cm" svg:x="1.4cm" svg:y="9.7cm" presentation:class="outline" presentation:user-transformed="true">
          <draw:text-box>
            <text:list text:style-name="L3">
              <text:list-item>
                <text:p text:style-name="P6"><text:span text:style-name="T5">-C: consumir</text:span></text:p>
              </text:list-item>
              <text:list-item>
                <text:p><text:span text:style-name="T5">-t topic-name: consumir los eventos del topic “topic-name”.</text:span></text:p>
              </text:list-item>
              <text:list-item>
                <text:p><text:span text:style-name="T5">Podemos usar -p para elegir la partición</text:span></text:p>
              </text:list-item>
              <text:list-item>
                <text:p><text:span text:style-name="T5">Pulsar Control+C para detener el consumidor.</text:span></text:p>
              </text:list-item>
              <text:list-item>
                <text:p><text:span text:style-name="T5">Con “-e” el programa termina al recibir el último mensaje</text:span></text:p>
              </text:list-item>
              <text:list-item>
                <text:p><text:span text:style-name="T5">Podemos formatear la salida con “-f”</text:span></text:p>
                <text:list>
                  <text:list-header>
                    <text:p><text:span text:style-name="T8">-f "%p:%o %s\n"</text:span><text:span text:style-name="T5"> imprimirá la partición, el offset del evento y el payload</text:span></text:p>
                  </text:list-header>
                </text:list>
              </text:list-item>
            </text:list>
          </draw:text-box>
        </draw:frame>
        <draw:frame presentation:style-name="pr15" draw:text-style-name="P9" draw:layer="layout" svg:width="26.18cm" svg:height="2.2cm" svg:x="0.82cm" svg:y="6.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C -t topic-name</text:span><text:span text:style-name="T6"><text:line-break/></text:span><text:span text:style-name="T6">..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Consumir eventos con consumer group</text:span></text:p>
          </draw:text-box>
        </draw:frame>
        <draw:frame presentation:style-name="pr12" draw:text-style-name="P5" draw:layer="layout" svg:width="25.828cm" svg:height="7.515cm" svg:x="1.4cm" svg:y="9.7cm" presentation:class="outline" presentation:user-transformed="true">
          <draw:text-box>
            <text:list text:style-name="L3">
              <text:list-item>
                <text:p text:style-name="P6"><text:span text:style-name="T5">-G: consumir siendo miembro del consumer group “group-name”</text:span></text:p>
              </text:list-item>
              <text:list-item>
                <text:p><text:span text:style-name="T5">-t example: enviar los eventos al topic “example”.</text:span></text:p>
              </text:list-item>
              <text:list-item>
                <text:p><text:span text:style-name="T5">Pulsar Control+C para detener el consumidor.</text:span></text:p>
              </text:list-item>
              <text:list-item>
                <text:p><text:span text:style-name="T5">Podemos formatear la salida al igual que con -C</text:span></text:p>
              </text:list-item>
              <text:list-item>
                <text:p><text:span text:style-name="T5">La opción -p se ignorará</text:span></text:p>
              </text:list-item>
            </text:list>
          </draw:text-box>
        </draw:frame>
        <draw:frame presentation:style-name="pr15" draw:text-style-name="P9" draw:layer="layout" svg:width="26.18cm" svg:height="2.2cm" svg:x="0.82cm" svg:y="6.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G group-name topic-name</text:span><text:span text:style-name="T6"><text:line-break/></text:span><text:span text:style-name="T6">..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6" draw:text-style-name="P15" draw:layer="layout" svg:width="25.828cm" svg:height="12.4cm" svg:x="1.372cm" svg:y="4cm" presentation:class="outline" presentation:user-transformed="true">
          <draw:text-box>
            <text:list text:style-name="L3">
              <text:list-item>
                <text:p text:style-name="P6"><text:span text:style-name="T5">Se usará la librería Confluent Kafka (confluent-kafka)</text:span></text:p>
              </text:list-item>
              <text:list-item>
                <text:p><text:span text:style-name="T5">Podemos escribir consumidores y productores.</text:span></text:p>
              </text:list-item>
              <text:list-item>
                <text:p><text:span text:style-name="T5">Sobrecarga mínima, no define un framework, sólo un pequeño conjunto de clases.</text:span></text:p>
              </text:list-item>
              <text:list-item>
                <text:p><text:span text:style-name="T5">Objeto Consumer: para consumir mensajes desde un topic dado un consumer group.</text:span></text:p>
              </text:list-item>
              <text:list-item>
                <text:p><text:span text:style-name="T5">Objeto Producer: para producir mensajes a un topic, puede especificarse partición.</text:span></text:p>
              </text:list-item>
              <text:list-item>
                <text:p><text:span text:style-name="T5">Objeto Message: representa a un evento, se puede acceder a toda la información: topic, partición, offset, timestamp y valo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2" draw:text-style-name="P5" draw:layer="layout" svg:width="25.828cm" svg:height="2.339cm" svg:x="1.399cm" svg:y="3.813cm" presentation:class="outline" presentation:user-transformed="true">
          <draw:text-box>
            <text:p><text:span text:style-name="T7">Producir eventos</text:span></text:p>
            <text:list text:style-name="L3">
              <text:list-item>
                <text:p><text:span text:style-name="T5">Creamos un objeto Producer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17cm" presentation:class="title" presentation:user-transformed="true">
          <draw:text-box draw:corner-radius="0.3cm">
            <text:list text:style-name="L1">
              <text:list-header>
                <text:p text:style-name="P8"><text:span text:style-name="T6">producer.produce(“topic-name”, b”Hello world!”)</text:span></text:p>
              </text:list-header>
            </text:list>
          </draw:text-box>
        </draw:frame>
        <draw:frame presentation:style-name="pr12" draw:text-style-name="P5" draw:layer="layout" svg:width="25.828cm" svg:height="4.177cm" svg:x="1.399cm" svg:y="10.922cm" presentation:class="outline" presentation:user-transformed="true">
          <draw:text-box>
            <text:list text:style-name="L3">
              <text:list-item>
                <text:p text:style-name="P6"><text:span text:style-name="T5">Un mismo “producer” puede enviar eventos a diferentes topics.</text:span></text:p>
              </text:list-item>
              <text:list-item>
                <text:p text:style-name="P6"><text:span text:style-name="T5">No es necesario especificar la partición, aunque puede hacerse.</text:span></text:p>
              </text:list-item>
            </text:list>
          </draw:text-box>
        </draw:frame>
        <draw:frame presentation:style-name="pr17" draw:text-style-name="P9" draw:layer="layout" svg:width="26.18cm" svg:height="3.142cm" svg:x="0.82cm" svg:y="6.458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fig = {“bootstrap.servers”: “localhost:9092”}</text:span><text:span text:style-name="T6"><text:line-break/></text:span><text:span text:style-name="T6">producer = Producer(**config)</text:span><text:span text:style-name="T6"><text:line-break/></text:span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2" draw:text-style-name="P5" draw:layer="layout" svg:width="25.828cm" svg:height="2.339cm" svg:x="1.399cm" svg:y="3.813cm" presentation:class="outline" presentation:user-transformed="true">
          <draw:text-box>
            <text:p><text:span text:style-name="T7">Consumir eventos</text:span></text:p>
            <text:list text:style-name="L3">
              <text:list-item>
                <text:p><text:span text:style-name="T5">Creamos un objeto Consumer</text:span></text:p>
              </text:list-item>
            </text:list>
          </draw:text-box>
        </draw:frame>
        <draw:frame presentation:style-name="pr13" draw:text-style-name="P9" draw:layer="layout" svg:width="26.18cm" svg:height="2.295cm" svg:x="0.82cm" svg:y="15.653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sumer.subscribe([“topic-name”])</text:span><text:span text:style-name="T6"><text:line-break/></text:span><text:span text:style-name="T6">msg = consumer.poll(1.0)</text:span></text:p>
              </text:list-header>
            </text:list>
          </draw:text-box>
        </draw:frame>
        <draw:frame presentation:style-name="pr12" draw:text-style-name="P5" draw:layer="layout" svg:width="25.828cm" svg:height="2.339cm" svg:x="1.399cm" svg:y="12.122cm" presentation:class="outline" presentation:user-transformed="true">
          <draw:text-box>
            <text:list text:style-name="L3">
              <text:list-item>
                <text:p text:style-name="P6"><text:span text:style-name="T5">Un consumidor se puede subscribir a varios topics.</text:span></text:p>
              </text:list-item>
              <text:list-item>
                <text:p text:style-name="P6"><text:span text:style-name="T5">Es obligatorio especificar el consumer group</text:span></text:p>
              </text:list-item>
            </text:list>
          </draw:text-box>
        </draw:frame>
        <draw:frame presentation:style-name="pr17" draw:text-style-name="P9" draw:layer="layout" svg:width="26.18cm" svg:height="5.176cm" svg:x="0.82cm" svg:y="6.441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config = {</text:span><text:span text:style-name="T6"><text:line-break/></text:span><text:span text:style-name="T6"> <text:s/>“bootstrap.servers”: “localhost:9092”,</text:span><text:span text:style-name="T6"><text:line-break/></text:span><text:span text:style-name="T6"> <text:s/>“group.id”: “group-name”,</text:span><text:span text:style-name="T6"><text:line-break/></text:span><text:span text:style-name="T6">}</text:span><text:span text:style-name="T6"><text:line-break/></text:span><text:span text:style-name="T6">consumer = Consumer(**config)</text:span><text:span text:style-name="T6"><text:line-break/></text:span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Kafka y Python</text:p>
          </draw:text-box>
        </draw:frame>
        <draw:frame presentation:style-name="pr12" draw:text-style-name="P5" draw:layer="layout" svg:width="25.828cm" svg:height="2.339cm" svg:x="1.399cm" svg:y="3.813cm" presentation:class="outline" presentation:user-transformed="true">
          <draw:text-box>
            <text:p><text:span text:style-name="T7">Consumir eventos</text:span></text:p>
            <text:list text:style-name="L3">
              <text:list-item>
                <text:p><text:span text:style-name="T5">Aproximación de más alto nivel</text:span></text:p>
              </text:list-item>
            </text:list>
          </draw:text-box>
        </draw:frame>
        <draw:frame presentation:style-name="pr17" draw:text-style-name="P9" draw:layer="layout" svg:width="26.18cm" svg:height="4.498cm" svg:x="0.82cm" svg:y="6.78cm" presentation:class="title" presentation:user-transformed="true">
          <draw:text-box draw:corner-radius="0.3cm">
            <text:list text:style-name="L1">
              <text:list-header>
                <text:p text:style-name="P8"><text:span text:style-name="T6"><text:line-break/></text:span><text:span text:style-name="T6">msgs = consumer.consume(num_messages=10)</text:span><text:span text:style-name="T6"><text:line-break/></text:span><text:span text:style-name="T6"><text:line-break/></text:span><text:span text:style-name="T6">for msg in msgs:</text:span><text:span text:style-name="T6"><text:line-break/></text:span><text:span text:style-name="T6"> <text:s text:c="3"/>process(msg)</text:span><text:span text:style-name="T6"><text:line-break/></text:span><text:span text:style-name="T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1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.152cm" svg:stroke-color="#000000" draw:marker-start-width="0.533cm" draw:marker-start-center="false" draw:marker-end-width="0.53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adroTexto" style:family="graphic" style:parent-style-name="text">
      <style:graphic-properties draw:fill="solid" draw:fill-color="#ffffcc" draw:fill-image-width="0cm" draw:fill-image-height="0cm" draw:textarea-horizontal-align="center" draw:textarea-vertical-align="middle" fo:padding-top="0.508cm" fo:padding-bottom="0.508cm" fo:padding-left="0.508cm" fo:padding-right="0.508cm" draw:shadow="visible" draw:shadow-offset-x="0.305cm" draw:shadow-offset-y="0.305cm"/>
      <style:text-properties style:font-name="Verdana" fo:font-family="Verdana" style:font-style-name="Normal" style:font-family-generic="swiss" style:font-pitch="variable" fo:font-size="24pt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fill-color="#ad4251" draw:opacity="60%" draw:textarea-vertical-align="middle" draw:shadow-opacity="60%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595cm" fo:min-width="3.795cm" loext:decorative="false"/>
      <style:paragraph-properties style:writing-mode="lr-tb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.25cm" fo:min-width="22.815cm" draw:shadow-opacity="100%" loext:decorative="false"/>
    </style:style>
    <style:style style:name="Mgr8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75cm" fo:min-width="26.126cm" loext:decorative="false"/>
    </style:style>
    <style:style style:name="Mgr9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cm" fo:min-width="22.315cm" draw:shadow-opacity="100%" loext:decorative="false"/>
    </style:style>
    <style:style style:name="Mgr10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5cm" fo:min-width="25.626cm" loext:decorative="false"/>
    </style:style>
    <style:style style:name="M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Mpr2" style:family="presentation" style:parent-style-name="red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redes-subtitle" style:list-style-name="ML1">
      <style:graphic-properties draw:stroke="none" draw:fill="none" draw:fill-color="#00cc99" draw:textarea-horizontal-align="justify" draw:textarea-vertical-align="top" draw:auto-grow-height="true" draw:auto-grow-width="false" fo:min-height="1.923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pr4" style:family="presentation" style:parent-style-name="redes-backgroundobjects">
      <style:graphic-properties draw:stroke="none" draw:fill="none" fo:min-height="0.582cm" loext:decorative="false"/>
      <style:paragraph-properties style:writing-mode="lr-tb"/>
    </style:style>
    <style:style style:name="Mpr5" style:family="presentation" style:parent-style-name="re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re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lid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lid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eed9dc" draw:opacity="100%"/>
      <style:paragraph-properties fo:margin-left="0cm" fo:margin-right="0cm" fo:line-height="100%" fo:text-indent="0cm"/>
      <style:text-properties style:font-name="FreeMono" fo:font-size="40pt" fo:language="en" fo:country="US" style:font-size-asian="36pt" style:font-size-complex="36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26.5pt"/>
    </style:style>
    <style:style style:name="MP13" style:family="paragraph">
      <style:paragraph-properties fo:margin-left="1.2cm" fo:margin-right="0cm" fo:margin-top="0.176cm" fo:margin-bottom="0cm" fo:text-indent="-0.6cm"/>
    </style:style>
    <style:style style:name="MP14" style:family="paragraph">
      <loext:graphic-properties draw:fill="none" draw:fill-color="#00cc99"/>
      <style:paragraph-properties fo:margin-left="1.2cm" fo:margin-right="0cm" fo:margin-top="0.176cm" fo:margin-bottom="0cm" fo:text-align="center" fo:text-indent="-0.6cm"/>
      <style:text-properties fo:color="#ad4251" loext:opacity="100%" style:font-name="Impact" fo:font-size="40pt" fo:language="en" fo:country="US" style:font-size-asian="32pt" style:font-size-complex="32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solid" draw:fill-color="#f9f1f2" draw:opacity="100%"/>
      <style:paragraph-properties fo:text-align="center"/>
    </style:style>
    <style:style style:name="MP20" style:family="paragraph">
      <loext:graphic-properties draw:fill="solid" draw:fill-color="#ad425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" fo:font-size="12pt" fo:font-weight="normal" style:font-weight-asian="normal" style:font-weight-complex="normal"/>
    </style:style>
    <style:style style:name="MT3" style:family="text">
      <style:text-properties fo:color="#ad4251" loext:opacity="100%" style:font-name="Impact" fo:font-size="40pt" fo:language="pt" fo:country="PT" style:font-size-asian="32pt" style:font-size-complex="32pt"/>
    </style:style>
    <style:style style:name="MT4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ffffff" loext:opacity="100%" style:font-name="FreeSans" fo:font-size="14pt" style:font-size-asian="14pt" style:font-size-complex="14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red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frame presentation:style-name="Mpr1" draw:text-style-name="MP6" draw:layer="backgroundobjects" svg:width="17.835cm" svg:height="6cm" svg:x="5.639cm" svg:y="10.625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7.795cm" svg:height="6cm" svg:x="5.656cm" svg:y="10.625cm" presentation:class="title" presentation:placeholder="true">
        <draw:text-box/>
      </draw:frame>
      <draw:frame presentation:style-name="redes-outline1" draw:layer="backgroundobjects" svg:width="17.795cm" svg:height="13.86cm" svg:x="5.318cm" svg:y="7.625cm" presentation:class="outline" presentation:placeholder="true">
        <draw:text-box/>
      </draw:frame>
      <draw:frame presentation:style-name="Mpr2" draw:text-style-name="MP8" draw:layer="backgroundobjects" svg:width="6.523cm" svg:height="0.323cm" svg:x="1.434cm" svg:y="20.5cm" presentation:class="date-time">
        <draw:text-box>
          <text:p text:style-name="MP7"><text:span text:style-name="MT1"><presentation:date-time/></text:span></text:p>
        </draw:text-box>
      </draw:frame>
      <draw:frame presentation:style-name="Mpr2" draw:text-style-name="MP10" draw:layer="backgroundobjects" svg:width="8.874cm" svg:height="0.323cm" svg:x="9.61cm" svg:y="20.5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12" draw:layer="backgroundobjects" svg:width="4.295cm" svg:height="0.845cm" svg:x="23.693cm" svg:y="0.375cm">
        <draw:text-box>
          <text:p text:style-name="MP11"><text:span text:style-name="MT2">Version </text:span><text:span text:style-name="MT2"><text:date style:data-style-name="D1" text:date-value="2024-11-10">10/11/24</text:date></text:span></text:p>
        </draw:text-box>
      </draw:frame>
      <draw:frame presentation:style-name="Mpr3" draw:text-style-name="MP14" draw:layer="backgroundobjects" svg:width="23.756cm" svg:height="2.183cm" svg:x="2.337cm" svg:y="5.455cm">
        <draw:text-box>
          <text:p text:style-name="MP13"><text:span text:style-name="MT3">Sistemas Distribuidos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draw:frame presentation:style-name="Mpr2" draw:text-style-name="MP16" draw:layer="backgroundobjects" svg:width="2.686cm" svg:height="0.573cm" svg:x="24.382cm" svg:y="20.25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Mpr4" draw:text-style-name="MP18" draw:layer="backgroundobjects" svg:width="3.47cm" svg:height="0.582cm" svg:x="23.557cm" svg:y="19.047cm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redes-title" draw:layer="backgroundobjects" svg:width="15.749cm" svg:height="11.135cm" svg:x="2.625cm" svg:y="2.257cm" presentation:class="page"/>
        <draw:frame presentation:style-name="red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6" draw:text-style-name="MP8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7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20.742cm" svg:height="3cm" svg:x="6.599cm" svg:y="0.125cm" presentation:class="title" presentation:placeholder="true">
        <draw:text-box/>
      </draw:frame>
      <draw:frame presentation:style-name="slide-outline1" draw:layer="backgroundobjects" svg:width="25.828cm" svg:height="15.988cm" svg:x="1.399cm" svg:y="3.813cm" presentation:class="outline" presentation:placeholder="true">
        <draw:text-box/>
      </draw:frame>
      <draw:frame presentation:style-name="Mpr7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7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7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-title" draw:layer="backgroundobjects" svg:width="13.586cm" svg:height="11.136cm" svg:x="3.705cm" svg:y="2.256cm" presentation:class="page"/>
        <draw:frame presentation:style-name="slid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9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9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20.742cm" svg:height="3cm" svg:x="6.599cm" svg:y="0.125cm" presentation:class="title" presentation:placeholder="true">
        <draw:text-box/>
      </draw:frame>
      <draw:frame presentation:style-name="slide_5f_-outline1" draw:layer="backgroundobjects" svg:width="25.828cm" svg:height="15.988cm" svg:x="1.399cm" svg:y="3.813cm" presentation:class="outline" presentation:placeholder="true">
        <draw:text-box/>
      </draw:frame>
      <draw:frame presentation:style-name="Mpr10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10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_5f_-title" draw:layer="backgroundobjects" svg:width="13.586cm" svg:height="11.136cm" svg:x="3.705cm" svg:y="2.256cm" presentation:class="page"/>
        <draw:frame presentation:style-name="slide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12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initial-creator>Francisco Moya</meta:initial-creator>
    <meta:creation-date>2009-01-31T20:24:29</meta:creation-date>
    <dc:date>2024-11-10T19:53:14.385191565</dc:date>
    <meta:printed-by>Maria Romero</meta:printed-by>
    <meta:print-date>2009-02-02T21:34:04</meta:print-date>
    <meta:editing-cycles>287</meta:editing-cycles>
    <meta:editing-duration>P6DT14H50M16S</meta:editing-duration>
    <meta:document-statistic meta:object-count="136"/>
    <meta:user-defined meta:name="Información 1"/>
    <meta:user-defined meta:name="Información 2"/>
    <meta:user-defined meta:name="Información 3"/>
    <meta:user-defined meta:name="Información 4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Gray claro" draw:color="#c0c0c0"/>
  <draw:color draw:name="Blue claro" draw:color="#0000ff"/>
  <draw:color draw:name="Green claro" draw:color="#00ff00"/>
  <draw:color draw:name="Turquoise claro" draw:color="#00ffff"/>
  <draw:color draw:name="Red claro" draw:color="#ff0000"/>
  <draw:color draw:name="Magenta claro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Yellow pastel" draw:color="#ffffcc"/>
  <draw:color draw:name="Green pastel" draw:color="#ccffff"/>
  <draw:color draw:name="Violet oscuro" draw:color="#660066"/>
  <draw:color draw:name="Salmon" draw:color="#ff8080"/>
  <draw:color draw:name="Blue marino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uclm-1" draw:color="#ad4251"/>
  <draw:color draw:name="uclm-2" draw:color="#eed9dc"/>
  <draw:color draw:name="uclm-3" draw:color="#f9f1f2"/>
</ooo:color-table>
</file>